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Agenda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getAgenda())</text:h>
      <text:h text:style-name="Heading_20_1" text:outline-level="1"><text:bookmark-start text:name="TOPICS"/>Topic #: $<text:bookmark-end text:name="TOPICS"/>topic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29:35.60</dc:date>
    <dc:creator>Matt Fischer</dc:creator>
    <meta:editing-duration>PT23M38S</meta:editing-duration>
    <meta:editing-cycles>9</meta:editing-cycles>
    <meta:generator>OpenOffice/4.1.9$Win32 OpenOffice.org_project/419m1$Build-9805</meta:generator>
    <meta:document-statistic meta:table-count="1" meta:image-count="0" meta:object-count="0" meta:page-count="1" meta:paragraph-count="9" meta:word-count="20" meta:character-count="193"/>
  </office:meta>
</office:document-meta>
</file>